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color="#6600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Linda</text:p>
          </table:table-cell>
          <table:table-cell table:style-name="ce1" office:value-type="string" calcext:value-type="string">
            <text:p>Lydie </text:p>
          </table:table-cell>
          <table:table-cell table:style-name="ce1" office:value-type="string" calcext:value-type="string">
            <text:p>Karine</text:p>
          </table:table-cell>
          <table:table-cell table:style-name="ce1"/>
          <table:table-cell table:style-name="ce1" office:value-type="string" calcext:value-type="string">
            <text:p>enfants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office:value-type="float" office:value="51.55" calcext:value-type="float">
            <text:p>51,55</text:p>
          </table:table-cell>
          <table:table-cell office:value-type="float" office:value="59.26" calcext:value-type="float">
            <text:p>59,26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7.09" calcext:value-type="float">
            <text:p>67,09</text:p>
          </table:table-cell>
          <table:table-cell table:number-columns-repeated="5"/>
          <table:table-cell table:formula="of:=204.9/8" office:value-type="float" office:value="25.6125" calcext:value-type="float">
            <text:p>25,6125</text:p>
          </table:table-cell>
          <table:table-cell office:value-type="string" calcext:value-type="string">
            <text:p>/personn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/personne</text:p>
          </table:table-cell>
          <table:table-cell table:formula="of:=SUM([.D7:.D8])" office:value-type="float" office:value="118.64" calcext:value-type="float">
            <text:p>118,64</text:p>
          </table:table-cell>
          <table:table-cell table:formula="of:=SUM([.E7:.E8])" office:value-type="float" office:value="59.26" calcext:value-type="float">
            <text:p>59,26</text:p>
          </table:table-cell>
          <table:table-cell table:formula="of:=SUM([.F7:.F8])" office:value-type="float" office:value="27" calcext:value-type="float">
            <text:p>27</text:p>
          </table:table-cell>
          <table:table-cell/>
          <table:table-cell table:formula="of:=SUM([.D11:.F11])" office:value-type="float" office:value="204.9" calcext:value-type="float">
            <text:p>204,9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Pour 3 personnes</text:p>
          </table:table-cell>
          <table:table-cell table:formula="of:=25.65*3" office:value-type="float" office:value="76.95" calcext:value-type="float">
            <text:p>76,95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pay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luc linda melis</text:p>
          </table:table-cell>
          <table:table-cell table:formula="of:=26*3"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table:formula="of:=[.G16]-[.H16]" office:value-type="float" office:value="-41" calcext:value-type="float">
            <text:p>-4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lydie dimi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18+25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toche karine</text:p>
          </table:table-cell>
          <table:table-cell table:formula="of:=26*2"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formula="of:=[.G18]-27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SUM([.G16:.G18])" office:value-type="float" office:value="208" calcext:value-type="float">
            <text:p>20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3:24:12.048833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1:27:13.661055663</meta:creation-date>
    <dc:date>2018-01-21T13:26:30.723699449</dc:date>
    <meta:editing-duration>PT5H26M9S</meta:editing-duration>
    <meta:editing-cycles>4</meta:editing-cycles>
    <meta:generator>LibreOffice/5.1.6.2$Linux_X86_64 LibreOffice_project/10m0$Build-2</meta:generator>
    <meta:document-statistic meta:table-count="1" meta:cell-count="32" meta:object-count="0"/>
  </office:meta>
</office:document-meta>
</file>